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LogLevel.getConfigAdm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tLogLevel.getLevel( String pro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etLogLevel.doExecute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1">
            <text:p text:style-name="Table_20_Contents">5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